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 style:data-style-name="N36">
      <style:text-properties fo:font-style="italic" style:font-style-asian="italic" style:font-style-complex="italic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Normal_32_2" style:data-style-name="N3">
      <style:table-cell-properties style:vertical-align="automatic" fo:background-color="transparent" style:cell-protect="protected"/>
    </style:style>
    <style:style style:name="ce11" style:family="table-cell" style:parent-style-name="Normal_32_2" style:data-style-name="N3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7.51416666666667cm"/>
    </style:style>
    <style:style style:name="co4" style:family="table-column">
      <style:table-column-properties fo:break-before="auto" style:column-width="6.69395833333333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2" table:style-name="ce1"/>
          <table:table-cell table:style-name="ce4"/>
          <table:table-cell office:value-type="string" table:style-name="ce4">
            <text:p>multiply by Pt/PT and by flooded pT*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1"/>
          <table:table-cell office:value-type="float" office:value="2011" table:style-name="ce1">
            <text:p>2011</text:p>
          </table:table-cell>
          <table:table-cell office:value-type="float" office:value="2011" table:style-name="ce4">
            <text:p>2011</text:p>
          </table:table-cell>
          <table:table-cell office:value-type="float" office:value="2050" table:style-name="ce4">
            <text:p>2050</text:p>
          </table:table-cell>
          <table:table-cell office:value-type="float" office:value="2100" table:style-name="ce4">
            <text:p>2100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untries</text:p>
          </table:table-cell>
          <table:table-cell office:value-type="string" table:style-name="ce4">
            <text:p>Population</text:p>
          </table:table-cell>
          <table:table-cell office:value-type="string" table:style-name="ce8">
            <text:p>PPP (constant 2011 international $)</text:p>
          </table:table-cell>
          <table:table-cell office:value-type="string" table:style-name="ce8">
            <text:p>PPP (constant 2011 international $)</text:p>
          </table:table-cell>
          <table:table-cell office:value-type="string" table:style-name="ce8">
            <text:p>PPP (constant 2011 international $)</text:p>
          </table:table-cell>
          <table:table-cell table:number-columns-repeated="16379" table:style-name="ce4"/>
        </table:table-row>
        <table:table-row table:style-name="ro1">
          <table:table-cell table:number-columns-repeated="2" table:style-name="ce1"/>
          <table:table-cell office:value-type="string" table:style-name="ce8">
            <text:p>Built Cap per capita at constant pop</text:p>
          </table:table-cell>
          <table:table-cell office:value-type="string" table:style-name="ce8">
            <text:p>Built Cap per capita at constant pop</text:p>
          </table:table-cell>
          <table:table-cell office:value-type="string" table:style-name="ce8">
            <text:p>Built Cap per capita at constant po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40728738" table:style-name="ce9">
            <text:p>40.728.738</text:p>
          </table:table-cell>
          <table:table-cell office:value-type="float" office:value="42888.089818616143" table:style-name="ce9">
            <text:p>42.888</text:p>
          </table:table-cell>
          <table:table-cell office:value-type="float" office:value="163605.30413129402" table:style-name="ce9">
            <text:p>163.605</text:p>
          </table:table-cell>
          <table:table-cell office:value-type="float" office:value="910457.72335798247" table:style-name="ce9">
            <text:p>910.4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lize</text:p>
          </table:table-cell>
          <table:table-cell office:value-type="float" office:value="316280" table:style-name="ce9">
            <text:p>316.280</text:p>
          </table:table-cell>
          <table:table-cell office:value-type="float" office:value="19632.497964339425" table:style-name="ce9">
            <text:p>19.632</text:p>
          </table:table-cell>
          <table:table-cell office:value-type="float" office:value="48457.214297610859" table:style-name="ce9">
            <text:p>48.457</text:p>
          </table:table-cell>
          <table:table-cell office:value-type="float" office:value="154316.87561080971" table:style-name="ce9">
            <text:p>154.3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livia</text:p>
          </table:table-cell>
          <table:table-cell office:value-type="float" office:value="10324445" table:style-name="ce9">
            <text:p>10.324.445</text:p>
          </table:table-cell>
          <table:table-cell office:value-type="float" office:value="11349.716020076343" table:style-name="ce9">
            <text:p>11.350</text:p>
          </table:table-cell>
          <table:table-cell office:value-type="float" office:value="53900.169417519748" table:style-name="ce9">
            <text:p>53.900</text:p>
          </table:table-cell>
          <table:table-cell office:value-type="float" office:value="397221.3755845087" table:style-name="ce9">
            <text:p>397.2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zil</text:p>
          </table:table-cell>
          <table:table-cell office:value-type="float" office:value="196935134" table:style-name="ce9">
            <text:p>196.935.134</text:p>
          </table:table-cell>
          <table:table-cell office:value-type="float" office:value="36849.156096362029" table:style-name="ce9">
            <text:p>36.849</text:p>
          </table:table-cell>
          <table:table-cell office:value-type="float" office:value="116432.16994737524" table:style-name="ce9">
            <text:p>116.432</text:p>
          </table:table-cell>
          <table:table-cell office:value-type="float" office:value="508913.62125833932" table:style-name="ce9">
            <text:p>508.9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34342780" table:style-name="ce9">
            <text:p>34.342.780</text:p>
          </table:table-cell>
          <table:table-cell office:value-type="float" office:value="104518.44272911195" table:style-name="ce9">
            <text:p>104.518</text:p>
          </table:table-cell>
          <table:table-cell office:value-type="float" office:value="176297.97450734305" table:style-name="ce9">
            <text:p>176.298</text:p>
          </table:table-cell>
          <table:table-cell office:value-type="float" office:value="344621.76116585662" table:style-name="ce9">
            <text:p>344.6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ile</text:p>
          </table:table-cell>
          <table:table-cell office:value-type="float" office:value="17308449" table:style-name="ce9">
            <text:p>17.308.449</text:p>
          </table:table-cell>
          <table:table-cell office:value-type="float" office:value="48064.734685736432" table:style-name="ce9">
            <text:p>48.065</text:p>
          </table:table-cell>
          <table:table-cell office:value-type="float" office:value="209335.18951744965" table:style-name="ce9">
            <text:p>209.335</text:p>
          </table:table-cell>
          <table:table-cell office:value-type="float" office:value="1380680.2906028901" table:style-name="ce9">
            <text:p>1.380.68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47078792" table:style-name="ce9">
            <text:p>47.078.792</text:p>
          </table:table-cell>
          <table:table-cell office:value-type="float" office:value="24531.539752985056" table:style-name="ce9">
            <text:p>24.532</text:p>
          </table:table-cell>
          <table:table-cell office:value-type="float" office:value="97233.794127270099" table:style-name="ce9">
            <text:p>97.234</text:p>
          </table:table-cell>
          <table:table-cell office:value-type="float" office:value="568332.36948626395" table:style-name="ce9">
            <text:p>568.3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sta Rica</text:p>
          </table:table-cell>
          <table:table-cell office:value-type="float" office:value="4737680" table:style-name="ce9">
            <text:p>4.737.680</text:p>
          </table:table-cell>
          <table:table-cell office:value-type="float" office:value="28168.305680846173" table:style-name="ce9">
            <text:p>28.168</text:p>
          </table:table-cell>
          <table:table-cell office:value-type="float" office:value="99997.636439276903" table:style-name="ce9">
            <text:p>99.998</text:p>
          </table:table-cell>
          <table:table-cell office:value-type="float" office:value="507471.36662438128" table:style-name="ce9">
            <text:p>507.4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ba</text:p>
          </table:table-cell>
          <table:table-cell office:value-type="float" office:value="11276053" table:style-name="ce9">
            <text:p>11.276.053</text:p>
          </table:table-cell>
          <table:table-cell office:value-type="float" office:value="50346.345302429756" table:style-name="ce9">
            <text:p>50.346</text:p>
          </table:table-cell>
          <table:table-cell office:value-type="float" office:value="139878.09859462059" table:style-name="ce9">
            <text:p>139.878</text:p>
          </table:table-cell>
          <table:table-cell office:value-type="float" office:value="521326.57846559404" table:style-name="ce9">
            <text:p>521.3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ca</text:p>
          </table:table-cell>
          <table:table-cell office:value-type="float" office:value="71401" table:style-name="ce9">
            <text:p>71.401</text:p>
          </table:table-cell>
          <table:table-cell office:value-type="float" office:value="27713.964813445662" table:style-name="ce9">
            <text:p>27.714</text:p>
          </table:table-cell>
          <table:table-cell office:value-type="float" office:value="41335.01933028824" table:style-name="ce9">
            <text:p>41.335</text:p>
          </table:table-cell>
          <table:table-cell office:value-type="float" office:value="69009.237195276422" table:style-name="ce9">
            <text:p>69.0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float" office:value="10147598" table:style-name="ce9">
            <text:p>10.147.598</text:p>
          </table:table-cell>
          <table:table-cell office:value-type="float" office:value="23972.874478806138" table:style-name="ce9">
            <text:p>23.973</text:p>
          </table:table-cell>
          <table:table-cell office:value-type="float" office:value="150105.36544564931" table:style-name="ce9">
            <text:p>150.105</text:p>
          </table:table-cell>
          <table:table-cell office:value-type="float" office:value="1576797.1911093192" table:style-name="ce9">
            <text:p>1.576.79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15246481" table:style-name="ce9">
            <text:p>15.246.481</text:p>
          </table:table-cell>
          <table:table-cell office:value-type="float" office:value="23681.598126264507" table:style-name="ce9">
            <text:p>23.682</text:p>
          </table:table-cell>
          <table:table-cell office:value-type="float" office:value="88071.014972650781" table:style-name="ce9">
            <text:p>88.071</text:p>
          </table:table-cell>
          <table:table-cell office:value-type="float" office:value="474398.43833591125" table:style-name="ce9">
            <text:p>474.3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l Salvador</text:p>
          </table:table-cell>
          <table:table-cell office:value-type="float" office:value="6256242" table:style-name="ce9">
            <text:p>6.256.242</text:p>
          </table:table-cell>
          <table:table-cell office:value-type="float" office:value="14221.000397307338" table:style-name="ce9">
            <text:p>14.221</text:p>
          </table:table-cell>
          <table:table-cell office:value-type="float" office:value="20013.271023218935" table:style-name="ce9">
            <text:p>20.013</text:p>
          </table:table-cell>
          <table:table-cell office:value-type="float" office:value="31014.087671348661" table:style-name="ce9">
            <text:p>31.0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renada</text:p>
          </table:table-cell>
          <table:table-cell office:value-type="float" office:value="105074" table:style-name="ce9">
            <text:p>105.074</text:p>
          </table:table-cell>
          <table:table-cell office:value-type="float" office:value="37796.815647536452" table:style-name="ce9">
            <text:p>37.797</text:p>
          </table:table-cell>
          <table:table-cell office:value-type="float" office:value="45912.571840861972" table:style-name="ce9">
            <text:p>45.913</text:p>
          </table:table-cell>
          <table:table-cell office:value-type="float" office:value="58916.197416268391" table:style-name="ce9">
            <text:p>58.9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atemala</text:p>
          </table:table-cell>
          <table:table-cell office:value-type="float" office:value="14706578" table:style-name="ce9">
            <text:p>14.706.578</text:p>
          </table:table-cell>
          <table:table-cell office:value-type="float" office:value="16247.546776343866" table:style-name="ce9">
            <text:p>16.248</text:p>
          </table:table-cell>
          <table:table-cell office:value-type="float" office:value="49854.350797524807" table:style-name="ce9">
            <text:p>49.854</text:p>
          </table:table-cell>
          <table:table-cell office:value-type="float" office:value="209871.4729194995" table:style-name="ce9">
            <text:p>209.8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yana</text:p>
          </table:table-cell>
          <table:table-cell office:value-type="float" office:value="790882" table:style-name="ce9">
            <text:p>790.882</text:p>
          </table:table-cell>
          <table:table-cell office:value-type="float" office:value="23139.023140569625" table:style-name="ce9">
            <text:p>23.139</text:p>
          </table:table-cell>
          <table:table-cell office:value-type="float" office:value="51082.001603383462" table:style-name="ce9">
            <text:p>51.082</text:p>
          </table:table-cell>
          <table:table-cell office:value-type="float" office:value="140992.0688635158" table:style-name="ce9">
            <text:p>140.9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aiti</text:p>
          </table:table-cell>
          <table:table-cell office:value-type="float" office:value="10032864" table:style-name="ce9">
            <text:p>10.032.864</text:p>
          </table:table-cell>
          <table:table-cell office:value-type="float" office:value="5752.2642009777564" table:style-name="ce9">
            <text:p>5.752</text:p>
          </table:table-cell>
          <table:table-cell office:value-type="float" office:value="9075.6330456729193" table:style-name="ce9">
            <text:p>9.076</text:p>
          </table:table-cell>
          <table:table-cell office:value-type="float" office:value="16284.406367921089" table:style-name="ce9">
            <text:p>16.2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nduras</text:p>
          </table:table-cell>
          <table:table-cell office:value-type="float" office:value="7621204" table:style-name="ce9">
            <text:p>7.621.204</text:p>
          </table:table-cell>
          <table:table-cell office:value-type="float" office:value="12749.916542622814" table:style-name="ce9">
            <text:p>12.750</text:p>
          </table:table-cell>
          <table:table-cell office:value-type="float" office:value="35122.294172152462" table:style-name="ce9">
            <text:p>35.122</text:p>
          </table:table-cell>
          <table:table-cell office:value-type="float" office:value="128760.38860226944" table:style-name="ce9">
            <text:p>128.7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maica</text:p>
          </table:table-cell>
          <table:table-cell office:value-type="float" office:value="2699838" table:style-name="ce9">
            <text:p>2.699.838</text:p>
          </table:table-cell>
          <table:table-cell office:value-type="float" office:value="26215.270654245949" table:style-name="ce9">
            <text:p>26.215</text:p>
          </table:table-cell>
          <table:table-cell office:value-type="float" office:value="31844.23017178585" table:style-name="ce9">
            <text:p>31.844</text:p>
          </table:table-cell>
          <table:table-cell office:value-type="float" office:value="40863.338213179093" table:style-name="ce9">
            <text:p>40.86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exico</text:p>
          </table:table-cell>
          <table:table-cell office:value-type="float" office:value="119361233" table:style-name="ce9">
            <text:p>119.361.233</text:p>
          </table:table-cell>
          <table:table-cell office:value-type="float" office:value="43163.99317135023" table:style-name="ce9">
            <text:p>43.164</text:p>
          </table:table-cell>
          <table:table-cell office:value-type="float" office:value="87153.936841037605" table:style-name="ce9">
            <text:p>87.154</text:p>
          </table:table-cell>
          <table:table-cell office:value-type="float" office:value="214548.11067300208" table:style-name="ce9">
            <text:p>214.5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caragua</text:p>
          </table:table-cell>
          <table:table-cell office:value-type="float" office:value="5905146" table:style-name="ce9">
            <text:p>5.905.146</text:p>
          </table:table-cell>
          <table:table-cell office:value-type="float" office:value="11177.781086764553" table:style-name="ce9">
            <text:p>11.178</text:p>
          </table:table-cell>
          <table:table-cell office:value-type="float" office:value="36955.879877365427" table:style-name="ce9">
            <text:p>36.956</text:p>
          </table:table-cell>
          <table:table-cell office:value-type="float" office:value="171194.02661197004" table:style-name="ce9">
            <text:p>171.1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nama</text:p>
          </table:table-cell>
          <table:table-cell office:value-type="float" office:value="3740282" table:style-name="ce9">
            <text:p>3.740.282</text:p>
          </table:table-cell>
          <table:table-cell office:value-type="float" office:value="43863.202850969406" table:style-name="ce9">
            <text:p>43.863</text:p>
          </table:table-cell>
          <table:table-cell office:value-type="float" office:value="411025.59419568081" table:style-name="ce9">
            <text:p>411.026</text:p>
          </table:table-cell>
          <table:table-cell office:value-type="float" office:value="7239789.6803372195" table:style-name="ce9">
            <text:p>7.239.7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guay</text:p>
          </table:table-cell>
          <table:table-cell office:value-type="float" office:value="6573097" table:style-name="ce9">
            <text:p>6.573.097</text:p>
          </table:table-cell>
          <table:table-cell office:value-type="float" office:value="19274.328581778267" table:style-name="ce9">
            <text:p>19.274</text:p>
          </table:table-cell>
          <table:table-cell office:value-type="float" office:value="66700.701178650488" table:style-name="ce9">
            <text:p>66.701</text:p>
          </table:table-cell>
          <table:table-cell office:value-type="float" office:value="330789.33208883938" table:style-name="ce9">
            <text:p>330.7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ru</text:p>
          </table:table-cell>
          <table:table-cell office:value-type="float" office:value="29614877" table:style-name="ce9">
            <text:p>29.614.877</text:p>
          </table:table-cell>
          <table:table-cell office:value-type="float" office:value="32082.419722968432" table:style-name="ce9">
            <text:p>32.082</text:p>
          </table:table-cell>
          <table:table-cell office:value-type="float" office:value="216021.05230996295" table:style-name="ce9">
            <text:p>216.021</text:p>
          </table:table-cell>
          <table:table-cell office:value-type="float" office:value="2490738.1841775915" table:style-name="ce9">
            <text:p>2.490.7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float" office:value="52971" table:style-name="ce9">
            <text:p>52.971</text:p>
          </table:table-cell>
          <table:table-cell office:value-type="float" office:value="86205.409226625474" table:style-name="ce9">
            <text:p>86.205</text:p>
          </table:table-cell>
          <table:table-cell office:value-type="float" office:value="104715.48929139273" table:style-name="ce9">
            <text:p>104.715</text:p>
          </table:table-cell>
          <table:table-cell office:value-type="float" office:value="134373.61908230244" table:style-name="ce9">
            <text:p>134.3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Lucia</text:p>
          </table:table-cell>
          <table:table-cell office:value-type="float" office:value="179271" table:style-name="ce9">
            <text:p>179.271</text:p>
          </table:table-cell>
          <table:table-cell office:value-type="float" office:value="28971.497353086961" table:style-name="ce9">
            <text:p>28.971</text:p>
          </table:table-cell>
          <table:table-cell office:value-type="float" office:value="36272.383997828052" table:style-name="ce9">
            <text:p>36.272</text:p>
          </table:table-cell>
          <table:table-cell office:value-type="float" office:value="48385.019385290281" table:style-name="ce9">
            <text:p>48.3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float" office:value="109357" table:style-name="ce9">
            <text:p>109.357</text:p>
          </table:table-cell>
          <table:table-cell office:value-type="float" office:value="24411.52079231061" table:style-name="ce9">
            <text:p>24.412</text:p>
          </table:table-cell>
          <table:table-cell office:value-type="float" office:value="29653.177997144543" table:style-name="ce9">
            <text:p>29.653</text:p>
          </table:table-cell>
          <table:table-cell office:value-type="float" office:value="38051.723500809108" table:style-name="ce9">
            <text:p>38.0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float" office:value="133082" table:style-name="ce9">
            <text:p>133.082</text:p>
          </table:table-cell>
          <table:table-cell office:value-type="float" office:value="72640.928133339228" table:style-name="ce9">
            <text:p>72.641</text:p>
          </table:table-cell>
          <table:table-cell office:value-type="float" office:value="88238.434227096281" table:style-name="ce9">
            <text:p>88.238</text:p>
          </table:table-cell>
          <table:table-cell office:value-type="float" office:value="113229.83666968584" table:style-name="ce9">
            <text:p>113.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ted States</text:p>
          </table:table-cell>
          <table:table-cell office:value-type="float" office:value="311582564" table:style-name="ce9">
            <text:p>311.582.564</text:p>
          </table:table-cell>
          <table:table-cell office:value-type="float" office:value="112924.61697682898" table:style-name="ce9">
            <text:p>112.925</text:p>
          </table:table-cell>
          <table:table-cell office:value-type="float" office:value="165578.57125341386" table:style-name="ce9">
            <text:p>165.579</text:p>
          </table:table-cell>
          <table:table-cell office:value-type="float" office:value="270458.68471811031" table:style-name="ce9">
            <text:p>270.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ruguay</text:p>
          </table:table-cell>
          <table:table-cell office:value-type="float" office:value="3383486" table:style-name="ce9">
            <text:p>3.383.486</text:p>
          </table:table-cell>
          <table:table-cell office:value-type="float" office:value="33608.476137256162" table:style-name="ce9">
            <text:p>33.608</text:p>
          </table:table-cell>
          <table:table-cell office:value-type="float" office:value="113584.83155671752" table:style-name="ce9">
            <text:p>113.585</text:p>
          </table:table-cell>
          <table:table-cell office:value-type="float" office:value="541203.68469209771" table:style-name="ce9">
            <text:p>541.2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nezuela, RB</text:p>
          </table:table-cell>
          <table:table-cell office:value-type="float" office:value="29500625" table:style-name="ce9">
            <text:p>29.500.625</text:p>
          </table:table-cell>
          <table:table-cell office:value-type="float" office:value="50364.876586644124" table:style-name="ce9">
            <text:p>50.365</text:p>
          </table:table-cell>
          <table:table-cell office:value-type="float" office:value="107183.72803676993" table:style-name="ce9">
            <text:p>107.184</text:p>
          </table:table-cell>
          <table:table-cell office:value-type="float" office:value="282255.92631370568" table:style-name="ce9">
            <text:p>282.25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tin America &amp; Caribbean</text:p>
          </table:table-cell>
          <table:table-cell office:value-type="float" office:value="601761019" table:style-name="ce9">
            <text:p>601.761.019</text:p>
          </table:table-cell>
          <table:table-cell office:value-type="float" office:value="35333.603233075628" table:style-name="ce9">
            <text:p>35.334</text:p>
          </table:table-cell>
          <table:table-cell office:value-type="float" office:value="105741.78736164668" table:style-name="ce9">
            <text:p>105.742</text:p>
          </table:table-cell>
          <table:table-cell office:value-type="float" office:value="430957.26604815305" table:style-name="ce9">
            <text:p>430.957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4" table:style-name="ce9"/>
          <table:table-cell table:number-columns-repeated="16379"/>
        </table:table-row>
        <table:table-row table:style-name="ro1">
          <table:table-cell office:value-type="string" table:style-name="ce2">
            <text:p>Aruba</text:p>
          </table:table-cell>
          <table:table-cell office:value-type="float" office:value="101932" table:style-name="ce10">
            <text:p>101.932</text:p>
          </table:table-cell>
          <table:table-cell office:value-type="float" office:value="96471.576655734418" table:style-name="ce9">
            <text:p>96.472</text:p>
          </table:table-cell>
          <table:table-cell office:value-type="float" office:value="116680.05912495918" table:style-name="ce9">
            <text:p>116.680</text:p>
          </table:table-cell>
          <table:table-cell office:value-type="float" office:value="149726.86395733178" table:style-name="ce9">
            <text:p>149.727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Antigua and Barbuda</text:p>
          </table:table-cell>
          <table:table-cell office:value-type="float" office:value="88152" table:style-name="ce10">
            <text:p>88.152</text:p>
          </table:table-cell>
          <table:table-cell office:value-type="float" office:value="53401.920581402796" table:style-name="ce9">
            <text:p>53.402</text:p>
          </table:table-cell>
          <table:table-cell office:value-type="float" office:value="64588.34266863903" table:style-name="ce9">
            <text:p>64.588</text:p>
          </table:table-cell>
          <table:table-cell office:value-type="float" office:value="82881.428656288641" table:style-name="ce9">
            <text:p>82.881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hamas, The</text:p>
          </table:table-cell>
          <table:table-cell office:value-type="float" office:value="366331" table:style-name="ce10">
            <text:p>366.331</text:p>
          </table:table-cell>
          <table:table-cell office:value-type="float" office:value="60640.297951984256" table:style-name="ce9">
            <text:p>60.640</text:p>
          </table:table-cell>
          <table:table-cell office:value-type="float" office:value="73342.986563204307" table:style-name="ce9">
            <text:p>73.343</text:p>
          </table:table-cell>
          <table:table-cell office:value-type="float" office:value="94115.613702361035" table:style-name="ce9">
            <text:p>94.11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ermuda</text:p>
          </table:table-cell>
          <table:table-cell office:value-type="float" office:value="64564" table:style-name="ce10">
            <text:p>64.564</text:p>
          </table:table-cell>
          <table:table-cell office:value-type="float" office:value="147278.18643119367" table:style-name="ce9">
            <text:p>147.278</text:p>
          </table:table-cell>
          <table:table-cell office:value-type="float" office:value="178129.43559461323" table:style-name="ce9">
            <text:p>178.129</text:p>
          </table:table-cell>
          <table:table-cell office:value-type="float" office:value="228580.29015487336" table:style-name="ce9">
            <text:p>228.580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Barbados</text:p>
          </table:table-cell>
          <table:table-cell office:value-type="float" office:value="281804" table:style-name="ce10">
            <text:p>281.804</text:p>
          </table:table-cell>
          <table:table-cell office:value-type="float" office:value="41180.439069411717" table:style-name="ce9">
            <text:p>41.180</text:p>
          </table:table-cell>
          <table:table-cell office:value-type="float" office:value="49806.753781556705" table:style-name="ce9">
            <text:p>49.807</text:p>
          </table:table-cell>
          <table:table-cell office:value-type="float" office:value="63913.312210622957" table:style-name="ce9">
            <text:p>63.913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uerto Rico</text:p>
          </table:table-cell>
          <table:table-cell office:value-type="float" office:value="3686580" table:style-name="ce10">
            <text:p>3.686.580</text:p>
          </table:table-cell>
          <table:table-cell office:value-type="float" office:value="91399.390562956716" table:style-name="ce9">
            <text:p>91.399</text:p>
          </table:table-cell>
          <table:table-cell office:value-type="float" office:value="110545.37164794134" table:style-name="ce9">
            <text:p>110.545</text:p>
          </table:table-cell>
          <table:table-cell office:value-type="float" office:value="141854.67462026182" table:style-name="ce9">
            <text:p>141.855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Suriname</text:p>
          </table:table-cell>
          <table:table-cell office:value-type="float" office:value="529761" table:style-name="ce10">
            <text:p>529.761</text:p>
          </table:table-cell>
          <table:table-cell office:value-type="float" office:value="39481.141517625845" table:style-name="ce9">
            <text:p>39.481</text:p>
          </table:table-cell>
          <table:table-cell office:value-type="float" office:value="134666.72322241552" table:style-name="ce9">
            <text:p>134.667</text:p>
          </table:table-cell>
          <table:table-cell office:value-type="float" office:value="652885.2808386836" table:style-name="ce9">
            <text:p>652.885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aribbean small states</text:p>
          </table:table-cell>
          <table:table-cell office:value-type="float" office:value="6924204" table:style-name="ce11">
            <text:p>6.924.204</text:p>
          </table:table-cell>
          <table:table-cell office:value-type="float" office:value="37353.421401538755" table:style-name="ce9">
            <text:p>37.353</text:p>
          </table:table-cell>
          <table:table-cell office:value-type="float" office:value="45178.067662398753" table:style-name="ce9">
            <text:p>45.178</text:p>
          </table:table-cell>
          <table:table-cell office:value-type="float" office:value="57973.662693286497" table:style-name="ce9">
            <text:p>57.974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4">
            <text:p>Countries</text:p>
          </table:table-cell>
          <table:table-cell office:value-type="string" table:style-name="ce4">
            <text:p>Mean Ratio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gentina</text:p>
          </table:table-cell>
          <table:table-cell office:value-type="float" office:value="2.0137394488155178" table:style-name="ce6">
            <text:p>2,0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lize</text:p>
          </table:table-cell>
          <table:table-cell office:value-type="float" office:value="2.397427376632943" table:style-name="ce6">
            <text:p>2,3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ivia</text:p>
          </table:table-cell>
          <table:table-cell office:value-type="float" office:value="2.0780355290552603" table:style-name="ce6">
            <text:p>2,0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zil</text:p>
          </table:table-cell>
          <table:table-cell office:value-type="float" office:value="2.5767306026433219" table:style-name="ce6">
            <text:p>2,5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float" office:value="2.5287211446060343" table:style-name="ce6">
            <text:p>2,5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e</text:p>
          </table:table-cell>
          <table:table-cell office:value-type="float" office:value="2.3848232018442137" table:style-name="ce6">
            <text:p>2,38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mbia</text:p>
          </table:table-cell>
          <table:table-cell office:value-type="float" office:value="2.1647369791950459" table:style-name="ce6">
            <text:p>2,1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Rica</text:p>
          </table:table-cell>
          <table:table-cell office:value-type="float" office:value="2.2190948489677949" table:style-name="ce6">
            <text:p>2,2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ba</text:p>
          </table:table-cell>
          <table:table-cell office:value-type="float" office:value="2.6669748550680885" table:style-name="ce6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ica</text:p>
          </table:table-cell>
          <table:table-cell office:value-type="float" office:value="2.775184014030275" table:style-name="ce6">
            <text:p>2,7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ican Republic</text:p>
          </table:table-cell>
          <table:table-cell office:value-type="float" office:value="2.2324610394014761" table:style-name="ce6">
            <text:p>2,2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uador</text:p>
          </table:table-cell>
          <table:table-cell office:value-type="float" office:value="2.4747201405460868" table:style-name="ce6">
            <text:p>2,4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Salvador</text:p>
          </table:table-cell>
          <table:table-cell office:value-type="float" office:value="1.9341963430018232" table:style-name="ce6">
            <text:p>1,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nada</text:p>
          </table:table-cell>
          <table:table-cell office:value-type="float" office:value="3.3689825109654365" table:style-name="ce6">
            <text:p>3,36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temala</text:p>
          </table:table-cell>
          <table:table-cell office:value-type="float" office:value="2.335332132700294" table:style-name="ce6">
            <text:p>2,3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yana</text:p>
          </table:table-cell>
          <table:table-cell office:value-type="float" office:value="3.9838190345284388" table:style-name="ce6">
            <text:p>3,9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iti</text:p>
          </table:table-cell>
          <table:table-cell office:value-type="float" office:value="3.6412527626581692" table:style-name="ce6">
            <text:p>3,6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duras</text:p>
          </table:table-cell>
          <table:table-cell office:value-type="float" office:value="2.9342488859382683" table:style-name="ce6">
            <text:p>2,9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aica</text:p>
          </table:table-cell>
          <table:table-cell office:value-type="float" office:value="3.0897525919127315" table:style-name="ce6">
            <text:p>3,0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xico</text:p>
          </table:table-cell>
          <table:table-cell office:value-type="float" office:value="2.7169862667565607" table:style-name="ce6">
            <text:p>2,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aragua</text:p>
          </table:table-cell>
          <table:table-cell office:value-type="float" office:value="2.6521246579024331" table:style-name="ce6">
            <text:p>2,6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a</text:p>
          </table:table-cell>
          <table:table-cell office:value-type="float" office:value="2.6986624252074525" table:style-name="ce6">
            <text:p>2,69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guay</text:p>
          </table:table-cell>
          <table:table-cell office:value-type="float" office:value="2.6621318873477087" table:style-name="ce6">
            <text:p>2,6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u</text:p>
          </table:table-cell>
          <table:table-cell office:value-type="float" office:value="3.0761607383641674" table:style-name="ce6">
            <text:p>3,0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Kitts and Nevis</text:p>
          </table:table-cell>
          <table:table-cell office:value-type="float" office:value="4.1877346582485568" table:style-name="ce6">
            <text:p>4,1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Lucia</text:p>
          </table:table-cell>
          <table:table-cell office:value-type="float" office:value="2.7365573499960232" table:style-name="ce6">
            <text:p>2,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. Vincent and the Grenadines</text:p>
          </table:table-cell>
          <table:table-cell office:value-type="float" office:value="2.4699382397222194" table:style-name="ce6">
            <text:p>2,4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float" office:value="2.5272180202910977" table:style-name="ce6">
            <text:p>2,5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</text:p>
          </table:table-cell>
          <table:table-cell office:value-type="float" office:value="2.265082703289492" table:style-name="ce6">
            <text:p>2,2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uguay</text:p>
          </table:table-cell>
          <table:table-cell office:value-type="float" office:value="1.9047050689435332" table:style-name="ce6">
            <text:p>1,9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uela, RB</text:p>
          </table:table-cell>
          <table:table-cell office:value-type="float" office:value="2.9696544205360751" table:style-name="ce6">
            <text:p>2,97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tin America &amp; Caribbean</text:p>
          </table:table-cell>
          <table:table-cell office:value-type="float" office:value="2.5011063222371761" table:style-name="ce6">
            <text:p>2,501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6"/>
          <table:table-cell table:number-columns-repeated="16382"/>
        </table:table-row>
        <table:table-row table:style-name="ro1">
          <table:table-cell office:value-type="string" table:style-name="ce1">
            <text:p>Aruba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tigua and Barbuda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hamas, The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rmuda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bados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Rico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iname</text:p>
          </table:table-cell>
          <table:table-cell office:value-type="float" office:value="2.6669748550680881" table:style-name="ce7">
            <text:p>2,667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ribbean small states</text:p>
          </table:table-cell>
          <table:table-cell office:value-type="float" office:value="2.6669748550680881" table:style-name="ce6">
            <text:p>2,667</text:p>
          </table:table-cell>
          <table:table-cell table:number-columns-repeated="16382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....</meta:initial-creator>
    <dc:creator>Usuario</dc:creator>
    <meta:creation-date>2014-12-10T16:12:19Z</meta:creation-date>
    <dc:date>2015-06-05T16:31:38Z</dc:date>
  </office:meta>
</office:document-meta>
</file>